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Číslovanýseznam" style:family="paragraph">
      <style:paragraph-properties>
        <style:tab-stops>
          <style:tab-stop style:type="left" style:position="0in"/>
        </style:tab-stops>
      </style:paragraph-properties>
    </style:style>
    <style:style style:name="P14" style:parent-style-name="Základnítext" style:family="paragraph">
      <style:text-properties fo:background-color="#FFFF00"/>
    </style:style>
    <style:style style:name="P15" style:parent-style-name="podpis" style:family="paragraph">
      <style:paragraph-properties fo:margin-left="0in">
        <style:tab-stops/>
      </style:paragraph-properties>
    </style:style>
    <style:style style:name="P16" style:parent-style-name="podpis" style:family="paragraph">
      <style:paragraph-properties fo:text-align="start" fo:margin-left="0in">
        <style:tab-stops/>
      </style:paragraph-properties>
    </style:style>
    <style:style style:name="T17" style:parent-style-name="Standardnípísmoodstavce" style:family="text"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16/2018/K106/MK</text:p>
            <text:p text:style-name="Normální">KVOP-13598/2018</text:p>
            <text:p text:style-name="Normální">26. 3. 2018</text:p>
          </table:table-cell>
          <table:table-cell table:style-name="TableCell12">
            <text:p text:style-name="Normální"/>
            <text:p text:style-name="Normální"/>
            <text:p text:style-name="Normální"/>
            <text:p text:style-name="Normální">Vážený pan</text:p>
            <text:p text:style-name="Normální">K. L.</text:p>
            <text:p text:style-name="Normální"><text:span text:style-name="Silné">ID DS:<text:s/></text:span></text:p>
          </table:table-cell>
        </table:table-row>
      </table:table>
      <text:h text:style-name="Nadpis1" text:outline-level="1">Sdělení o poskytnutí informace<text:s/></text:h>
      <text:p text:style-name="Základnítext">Vážený pane inženýre,</text:p>
      <text:p text:style-name="Základnítext">dne<text:s/>14. března 2018<text:s/>byla do Kanceláře veřejného ochránce práv doručena Vaše žádost podle zákona č. 106/1999 Sb., o svobodném přístupu k informacím, ve znění pozdějších předpisů, kterou<text:s/>jste následně telefonicky upřesnil<text:s/>pověřenému zaměstnanci Kanceláře veřejného ochránce práv a jíž<text:s/>žádáte:</text:p>
      <text:p text:style-name="P13">o poskytnutí zpráv o šetření, závěrečných stanovisek a dalších písemností veřejného ochránce práv ve spisech, v nichž<text:s/>ukončil<text:s/>šetření vůči Policii České republiky<text:s/>v roce 2017<text:s/>a současně<text:s/>poskytnutí<text:s/>odpovědí Policie České republiky na<text:s/>výše uvedené<text:s/>písemnosti<text:s/>ochránce.<text:s/></text:p>
      <text:p text:style-name="Základnítext">Ve smyslu zákona o svobodném přístupu k informacím,<text:s/><text:span text:style-name="Silné">se<text:s/></text:span><text:span text:style-name="Silné">výše<text:s/></text:span><text:span text:style-name="Silné">uvedené informace<text:s/></text:span><text:span text:style-name="Silné">v anonymizované podobě<text:s/></text:span><text:span text:style-name="Silné">poskytují<text:s/></text:span><text:span text:style-name="Silné">a jsou přílohou tohoto dopisu.</text:span></text:p>
      <text:p text:style-name="P14"/>
      <text:p text:style-name="podpis">Mgr. Petra Zdražilová v. r.</text:p>
      <text:p text:style-name="podpis">vedoucí právního odboru</text:p>
      <text:p text:style-name="podpis">(dopis je opatřen elektronickým podpisem)</text:p>
      <text:p text:style-name="podpis"/>
      <text:p text:style-name="podpis"/>
      <text:p text:style-name="podpis"/>
      <text:p text:style-name="P15"/>
      <text:p text:style-name="P16"><text:span text:style-name="T17">1 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paragraph-properties fo:keep-with-next="always"/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72431in" svg:y="-0.7875in" svg:width="2.59843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Bádrová Pavlína Mgr.</meta:initial-creator>
    <dc:creator>Bádrová Pavlína Mgr.</dc:creator>
    <meta:creation-date>2018-04-11T08:56:00Z</meta:creation-date>
    <dc:date>2018-04-11T09:00:00Z</dc:date>
    <meta:print-date>2016-06-27T07:08:00Z</meta:print-date>
    <meta:template xlink:href="16_2018%20odpověď" xlink:type="simple"/>
    <meta:editing-cycles>4</meta:editing-cycles>
    <meta:editing-duration>PT240S</meta:editing-duration>
    <meta:user-defined meta:name="ContentTypeId">0x010100D3A71DC738674B4893D02C4CA0E22FAC</meta:user-defined>
    <meta:document-statistic meta:page-count="1" meta:paragraph-count="1" meta:word-count="138" meta:character-count="956" meta:row-count="6" meta:non-whitespace-character-count="819"/>
  </office:meta>
</office:document-meta>
</file>